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P26"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7"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8" style:family="paragraph" style:parent-style-name="Heading_20_3">
      <style:paragraph-properties style:snap-to-layout-grid="false"/>
    </style:style>
    <style:style style:name="P29"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2in" draw:visible-area-height="0.8874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HTTPD with FatFS</text:h>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Test lm3s9b96</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Porting LWIP to lm3s9b96 with FreeRTOS, enable SSI &amp; CGI, read Pages from SD Card</text:h>
          </table:table-cell>
          <table:covered-table-cell/>
          <table:table-cell table:style-name="Table2.D3" office:value-type="float" office:value="6">
            <text:h text:style-name="P25"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21">LWIP Webclient hinzufügen ( LWIP 1.3.1)</text:p>
          </table:table-cell>
          <table:covered-table-cell/>
          <table:table-cell table:style-name="Table2.D3" office:value-type="float" office:value="4">
            <text:h text:style-name="P23" text:outline-level="1">4</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SSI &amp; CGI von SD Karte lesen</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2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4">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7"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8"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8"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9"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72in" draw:visible-area-height="0.887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6.odt</text:file-name></text:span><text:span text:style-name="MT3"><text:tab/><text:tab/></text:span><text:span text:style-name="MT3"><text:date style:data-style-name="N30" text:date-value="2009-11-30T13:01:42.99">30.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1-30T13:01:34</dc:date>
    <meta:print-date>2000-12-19T15:31:00</meta:print-date>
    <meta:editing-cycles>51</meta:editing-cycles>
    <meta:generator>OpenOffice.org/3.1$Unix OpenOffice.org_project/310m19$Build-9420</meta:generator>
    <meta:editing-duration>PT07H10M34S</meta:editing-duration>
    <meta:document-statistic meta:table-count="5" meta:image-count="0" meta:object-count="1" meta:page-count="1" meta:paragraph-count="78" meta:word-count="223" meta:character-count="1575"/>
    <meta:user-defined meta:name="Info 1"/>
    <meta:user-defined meta:name="Info 2"/>
    <meta:user-defined meta:name="Info 3"/>
    <meta:user-defined meta:name="Info 4"/>
  </office:meta>
</office:document-meta>
</file>